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4-09-13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4-07-03 1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4-04-22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4-04-16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4-04-12 15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4-01-30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3-12-13 1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3-11-07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3-08-31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3-06-27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3-06-26 2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3-05-04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3-02-14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2-11-14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2-08-15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2-05-26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2-04-19 1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2-02-25 13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1-12-10 14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1-10-12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1-08-16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1-06-23 1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1-04-06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1-02-23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0-12-0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0-10-07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0-06-25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0-04-2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20-02-05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9-12-18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9-10-22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9-08-26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9-06-06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9-04-04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9-02-06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8-12-20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8-10-25 1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8-10-03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8-08-16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8-06-28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8-02-13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7-12-05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7-08-24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7-06-21 14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7-05-23 1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7-02-10 1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6-12-06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6-10-21 1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6-08-08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6-08-04 1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6-06-23 1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6-03-17 14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6-01-20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5-11-10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5-08-26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5-06-09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5-04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5-02-26 1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4-12-16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4-10-10 1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4-08-12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4-06-25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4-04-25 1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4-02-21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3-12-19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3-10-24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3-09-16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3-08-20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3-07-18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3-04-30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3-01-17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2-12-11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2-11-21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2-11-20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2-10-17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2-09-20 1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2-08-16 12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2-07-19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2-06-14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2-05-08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2-04-27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2-03-29 1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2-01-26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1-12-29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1-11-28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1-09-12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1-08-25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1-07-27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1-06-30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1-05-25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1301067081900</text:p>
          </table:table-cell>
          <table:table-cell office:value-type="string" calcext:value-type="string">
            <text:p>2011-04-28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91" meta:object-count="0"/>
    <meta:user-defined meta:name="AppVersion">3.0</meta:user-defined>
  </office:meta>
</office:document-meta>
</file>